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5f8" officeooo:paragraph-rsid="0012f5f8"/>
    </style:style>
    <style:style style:name="P2" style:family="paragraph" style:parent-style-name="Standard">
      <style:text-properties officeooo:rsid="00139f98" officeooo:paragraph-rsid="00139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lient = pymongo.MongoClient("mongodb+srv://Levi:&lt;password&gt;@cluster0.titaz.mongodb.net/?retryWrites=true&amp;w=majority")</text:p>
      <text:p text:style-name="Standard">db = client.test</text:p>
      <text:p text:style-name="Standard"/>
      <text:p text:style-name="P1">Levi007</text:p>
      <text:p text:style-name="P1">Levi</text:p>
      <text:p text:style-name="P1"/>
      <text:p text:style-name="P2">Naru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21:21:11.698795786</meta:creation-date>
    <dc:date>2022-07-21T21:53:53.060142194</dc:date>
    <meta:editing-duration>PT32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" meta:character-count="150" meta:non-whitespace-character-count="146"/>
  </office:meta>
</office:document-meta>
</file>